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9cm" svg:height="8.999cm" svg:x="11.39cm" svg:y="0.552cm">
            <draw:object draw:notify-on-update-of-ranges="Tabelle1.D2:Tabelle1.D6 Tabelle1.E2:Tabelle1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om Cruise <text:s/>(* 1962)</text:p>
          </table:table-cell>
          <table:table-cell table:number-columns-repeated="2"/>
          <table:table-cell office:value-type="string" calcext:value-type="string">
            <text:p>Filme pro Jahrz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980-198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90-1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00-20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10-20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&gt;2020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.00.0000</text:date>, <text:time style:data-style-name="N2" text:time-value="08:08:17.95171897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09:31:29.209022674</meta:creation-date>
    <dc:date>2026-01-15T08:11:29.493942265</dc:date>
    <meta:editing-duration>PT10M56S</meta:editing-duration>
    <meta:editing-cycles>9</meta:editing-cycles>
    <meta:generator>LibreOffice/25.8.1.1$Linux_X86_64 LibreOffice_project/580$Build-1</meta:generator>
    <meta:document-statistic meta:table-count="1" meta:cell-count="1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45cm" svg:y="4.201cm" style:legend-expansion="high" chart:style-name="ch2"/>
        <chart:plot-area chart:style-name="ch3" svg:x="0.32cm" svg:y="0.18cm" svg:width="13.305cm" svg:height="8.64cm">
          <chart:coordinate-region svg:x="0.954cm" svg:y="0.38cm" svg:width="12.671cm" svg:height="7.793cm"/>
          <chart:axis chart:dimension="x" chart:name="primary-x" chart:style-name="ch4" chartooo:axis-type="auto">
            <chartooo:date-scale/>
            <chart:categories table:cell-range-address="Tabelle1.D2:Tabelle1.D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2:Tabelle1.E6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980-1989</text:p>
                <draw:g>
                  <svg:desc>Tabelle1.D2:Tabelle1.D6</svg:desc>
                </draw:g>
              </table:table-cell>
              <table:table-cell office:value-type="float" office:value="13">
                <text:p>13</text:p>
                <draw:g>
                  <svg:desc>Tabelle1.E2:Tabelle1.E6</svg:desc>
                </draw:g>
              </table:table-cell>
            </table:table-row>
            <table:table-row>
              <table:table-cell office:value-type="string">
                <text:p>1990-1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00-20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0-20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&gt;202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